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2" svg:font-family="'Noto Sans Mono CJK JP'" style:font-family-generic="roman" style:font-pitch="variable"/>
    <style:font-face style:name="Noto Sans Mono CJK JP" svg:font-family="'Noto Sans Mono CJK JP'" style:font-adornments="Regular" style:font-family-generic="roman" style:font-pitch="variable"/>
    <style:font-face style:name="Noto Sans Mono CJK JP Regular2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3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29cm" fo:min-width="0.04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66cm" fo:min-width="2.675cm"/>
      <style:paragraph-properties style:writing-mode="lr-tb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1.12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66cm" fo:min-width="2.54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806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0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72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3.3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766cm" fo:min-width="2.04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1cm" fo:min-width="0.48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84cm"/>
      <style:paragraph-properties style:writing-mode="lr-tb"/>
    </style:style>
    <style:style style:name="gr19" style:family="graphic" style:parent-style-name="objectwithoutfill">
      <style:graphic-properties draw:marker-end="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3.177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637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0.316cm" fo:min-width="0.0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2.41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06cm"/>
      <style:paragraph-properties style:writing-mode="lr-tb"/>
    </style:style>
    <style:style style:name="gr26" style:family="graphic" style:parent-style-name="standard">
      <style:graphic-properties draw:fill="none" draw:textarea-vertical-align="middle" draw:auto-grow-height="false" fo:min-height="6.454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.214cm"/>
      <style:paragraph-properties style:writing-mode="lr-tb"/>
    </style:style>
    <style:style style:name="gr28" style:family="graphic" style:parent-style-name="standard">
      <style:graphic-properties draw:marker-end="Arrow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272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2.33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75cm" fo:min-width="2cm"/>
      <style:paragraph-properties style:writing-mode="lr-tb"/>
    </style:style>
    <style:style style:name="gr32" style:family="graphic" style:parent-style-name="standard">
      <style:graphic-properties draw:textarea-horizontal-align="justify" draw:textarea-vertical-align="middle" draw:auto-grow-height="false" fo:min-height="0.75cm" fo:min-width="0.9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1cm" fo:min-width="1.932cm"/>
      <style:paragraph-properties style:writing-mode="lr-tb"/>
    </style:style>
    <style:style style:name="gr34" style:family="graphic" style:parent-style-name="standard">
      <style:graphic-properties draw:fill="none" draw:textarea-vertical-align="middle" draw:auto-grow-height="false" fo:min-height="7.412cm" fo:min-width="0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1.695cm"/>
      <style:paragraph-properties style:writing-mode="lr-tb"/>
    </style:style>
    <style:style style:name="gr36" style:family="graphic" style:parent-style-name="standard">
      <style:graphic-properties draw:textarea-horizontal-align="justify" draw:textarea-vertical-align="middle" draw:auto-grow-height="false" fo:min-height="0.55cm" fo:min-width="1.5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1cm" fo:min-width="0.379cm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75cm" fo:min-width="1.5cm"/>
      <style:paragraph-properties style:writing-mode="lr-tb"/>
    </style:style>
    <style:style style:name="gr39" style:family="graphic" style:parent-style-name="objectwithoutfill">
      <style:graphic-properties draw:marker-end="Arrow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style:text-underline-style="solid" style:text-underline-width="auto" style:text-underline-color="font-color"/>
    </style:style>
    <style:style style:name="P8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1" draw:layer="layout" svg:width="0.762cm" svg:height="0.762cm" svg:x="8.104cm" svg:y="5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8.231cm" svg:y1="5.445cm" svg:x2="8.739cm" svg:y2="5.445cm">
              <text:p/>
            </draw:line>
            <draw:line draw:style-name="gr2" draw:text-style-name="P2" draw:layer="layout" svg:x1="8.485cm" svg:y1="5.191cm" svg:x2="8.485cm" svg:y2="5.699cm">
              <text:p/>
            </draw:line>
          </draw:g>
          <draw:custom-shape draw:style-name="gr3" draw:text-style-name="P3" xml:id="id4" draw:id="id4" draw:layer="layout" svg:width="3.175cm" svg:height="1.016cm" svg:x="1.5cm" svg:y="3.54cm">
            <text:p text:style-name="P3">16x Sine</text:p>
            <draw:enhanced-geometry svg:viewBox="0 0 21600 21600" draw:type="rectangle" draw:enhanced-path="M 0 0 L 21600 0 21600 21600 0 21600 0 0 Z N"/>
          </draw:custom-shape>
          <draw:custom-shape draw:style-name="gr3" draw:text-style-name="P3" xml:id="id5" draw:id="id5" draw:layer="layout" svg:width="3.175cm" svg:height="1.016cm" svg:x="1.5cm" svg:y="6.08cm">
            <text:p text:style-name="P3">Velvet Noise</text:p>
            <draw:enhanced-geometry svg:viewBox="0 0 21600 21600" draw:type="rectangle" draw:enhanced-path="M 0 0 L 21600 0 21600 21600 0 21600 0 0 Z N"/>
          </draw:custom-shape>
          <draw:connector draw:style-name="gr4" draw:text-style-name="P2" draw:layer="layout" svg:x1="7.088cm" svg:y1="4.048cm" svg:x2="8.485cm" svg:y2="5.064cm" draw:start-shape="id1" draw:start-glue-point="4" draw:end-shape="id2" draw:end-glue-point="0" svg:d="M7088 4048h1397v1016" svg:viewBox="0 0 1398 1017">
            <text:p/>
          </draw:connector>
          <draw:connector draw:style-name="gr4" draw:text-style-name="P2" draw:layer="layout" svg:x1="7.088cm" svg:y1="6.588cm" svg:x2="8.485cm" svg:y2="5.826cm" draw:start-shape="id3" draw:start-glue-point="4" draw:end-shape="id2" draw:end-glue-point="2" svg:d="M7088 6588h1397v-762" svg:viewBox="0 0 1398 763">
            <text:p/>
          </draw:connector>
          <draw:custom-shape draw:style-name="gr5" draw:text-style-name="P1" xml:id="id1" draw:id="id1" draw:layer="layout" svg:width="0.762cm" svg:height="0.762cm" draw:transform="rotate (-1.5707963267949) translate (7.088cm 3.66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1" draw:layer="layout" svg:x1="4.675cm" svg:y1="4.048cm" svg:x2="6.326cm" svg:y2="4.048cm" draw:start-shape="id4" draw:start-glue-point="1" draw:end-shape="id1" draw:end-glue-point="7" svg:d="M4675 4048h1651" svg:viewBox="0 0 1652 1">
            <text:p/>
          </draw:connector>
          <draw:frame draw:style-name="gr7" draw:text-style-name="P4" draw:layer="layout" svg:width="1.628cm" svg:height="0.721cm" svg:x="5.913cm" svg:y="2.778cm">
            <draw:text-box>
              <text:p><text:span text:style-name="T1">ToneMix</text:span></text:p>
            </draw:text-box>
          </draw:frame>
          <draw:custom-shape draw:style-name="gr5" draw:text-style-name="P1" xml:id="id3" draw:id="id3" draw:layer="layout" svg:width="0.762cm" svg:height="0.762cm" draw:transform="rotate (-1.5707963267949) translate (7.088cm 6.207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onnector draw:style-name="gr6" draw:text-style-name="P1" draw:layer="layout" svg:x1="4.675cm" svg:y1="6.588cm" svg:x2="6.326cm" svg:y2="6.588cm" draw:start-shape="id5" draw:start-glue-point="1" draw:end-shape="id3" draw:end-glue-point="7" svg:d="M4675 6588h1651" svg:viewBox="0 0 1652 1">
            <text:p/>
          </draw:connector>
          <draw:custom-shape draw:style-name="gr8" draw:text-style-name="P3" xml:id="id6" draw:id="id6" draw:layer="layout" svg:width="3.048cm" svg:height="1.016cm" svg:x="5.183cm" svg:y="8.366cm">
            <text:p text:style-name="P3">Envelope</text:p>
            <draw:enhanced-geometry svg:viewBox="0 0 21600 21600" draw:type="rectangle" draw:enhanced-path="M 0 0 L 21600 0 21600 21600 0 21600 0 0 Z N"/>
          </draw:custom-shape>
          <draw:connector draw:style-name="gr4" draw:text-style-name="P2" draw:layer="layout" svg:x1="6.707cm" svg:y1="8.366cm" svg:x2="6.707cm" svg:y2="6.969cm" draw:start-shape="id6" draw:start-glue-point="0" draw:end-shape="id3" draw:end-glue-point="1" svg:d="M6707 8366v-1397" svg:viewBox="0 0 1 1398">
            <text:p/>
          </draw:connector>
          <draw:frame draw:style-name="gr9" draw:text-style-name="P4" draw:layer="layout" svg:width="1.306cm" svg:height="0.721cm" svg:x="5.183cm" svg:y="9.382cm">
            <draw:text-box>
              <text:p><text:span text:style-name="T1">Decay</text:span></text:p>
            </draw:text-box>
          </draw:frame>
          <draw:custom-shape draw:style-name="gr10" draw:text-style-name="P1" xml:id="id7" draw:id="id7" draw:layer="layout" svg:width="0.254cm" svg:height="0.254cm" svg:x="10.263cm" svg:y="5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xml:id="id8" draw:id="id8" draw:layer="layout" svg:width="0.254cm" svg:height="0.254cm" svg:x="11.533cm" svg:y="5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0.517cm" svg:y1="5.445cm" svg:x2="11.66cm" svg:y2="5.064cm">
            <text:p/>
          </draw:line>
          <draw:connector draw:style-name="gr6" draw:text-style-name="P1" draw:layer="layout" svg:x1="8.866cm" svg:y1="5.445cm" svg:x2="10.263cm" svg:y2="5.445cm" draw:start-shape="id2" draw:start-glue-point="1" draw:end-shape="id7" draw:end-glue-point="6" svg:d="M8866 5445h1397" svg:viewBox="0 0 1398 1">
            <text:p/>
          </draw:connector>
          <draw:frame draw:style-name="gr9" draw:text-style-name="P4" draw:layer="layout" svg:width="1.306cm" svg:height="0.721cm" svg:x="10.263cm" svg:y="3.962cm">
            <draw:text-box>
              <text:p><text:span text:style-name="T1">Stick</text:span></text:p>
            </draw:text-box>
          </draw:frame>
          <draw:line draw:style-name="gr4" draw:text-style-name="P2" draw:layer="layout" svg:x1="34.266cm" svg:y1="5.445cm" svg:x2="35.79cm" svg:y2="5.445cm">
            <text:p/>
          </draw:line>
          <draw:g xml:id="id9" draw:id="id9">
            <draw:custom-shape draw:style-name="gr1" draw:text-style-name="P1" draw:layer="layout" svg:width="0.762cm" svg:height="0.762cm" svg:x="13.184cm" svg:y="5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3.311cm" svg:y1="5.445cm" svg:x2="13.819cm" svg:y2="5.445cm">
              <text:p/>
            </draw:line>
            <draw:line draw:style-name="gr2" draw:text-style-name="P2" draw:layer="layout" svg:x1="13.565cm" svg:y1="5.191cm" svg:x2="13.565cm" svg:y2="5.699cm">
              <text:p/>
            </draw:line>
          </draw:g>
          <draw:line draw:style-name="gr4" draw:text-style-name="P2" draw:layer="layout" svg:x1="13.565cm" svg:y1="3.794cm" svg:x2="13.565cm" svg:y2="5.064cm">
            <text:p/>
          </draw:line>
          <draw:connector draw:style-name="gr4" draw:text-style-name="P2" draw:layer="layout" svg:x1="11.787cm" svg:y1="5.445cm" svg:x2="13.184cm" svg:y2="5.445cm" draw:start-shape="id8" draw:start-glue-point="10" draw:end-shape="id9" draw:end-glue-point="3" svg:d="M11787 5445h1397" svg:viewBox="0 0 1398 1">
            <text:p/>
          </draw:connector>
          <draw:frame draw:style-name="gr11" draw:text-style-name="P5" draw:layer="layout" svg:width="1.56cm" svg:height="0.878cm" svg:x="12.803cm" svg:y="2.905cm">
            <draw:text-box>
              <text:p>Input</text:p>
            </draw:text-box>
          </draw:frame>
          <draw:frame draw:style-name="gr12" draw:text-style-name="P5" draw:layer="layout" svg:width="1.772cm" svg:height="0.878cm" svg:x="35.669cm" svg:y="4.948cm">
            <draw:text-box>
              <text:p>Output</text:p>
            </draw:text-box>
          </draw:frame>
          <draw:custom-shape draw:style-name="gr13" draw:text-style-name="P3" xml:id="id14" draw:id="id14" draw:layer="layout" svg:width="3.81cm" svg:height="1.016cm" svg:x="16.74cm" svg:y="3.032cm">
            <text:p text:style-name="P3">FDN Section</text:p>
            <draw:enhanced-geometry svg:viewBox="0 0 21600 21600" draw:type="rectangle" draw:enhanced-path="M 0 0 L 21600 0 21600 21600 0 21600 0 0 Z N"/>
          </draw:custom-shape>
          <draw:custom-shape draw:style-name="gr13" draw:text-style-name="P3" xml:id="id18" draw:id="id18" draw:layer="layout" svg:width="3.81cm" svg:height="1.016cm" svg:x="23.725cm" svg:y="3.032cm">
            <text:p text:style-name="P3">Allpass Section</text:p>
            <draw:enhanced-geometry svg:viewBox="0 0 21600 21600" draw:type="rectangle" draw:enhanced-path="M 0 0 L 21600 0 21600 21600 0 21600 0 0 Z N"/>
          </draw:custom-shape>
          <draw:custom-shape draw:style-name="gr14" draw:text-style-name="P3" xml:id="id11" draw:id="id11" draw:layer="layout" svg:width="2.54cm" svg:height="1.016cm" svg:x="30.71cm" svg:y="3.032cm">
            <text:p text:style-name="P3">Tremolo</text:p>
            <draw:enhanced-geometry svg:viewBox="0 0 21600 21600" draw:type="rectangle" draw:enhanced-path="M 0 0 L 21600 0 21600 21600 0 21600 0 0 Z N"/>
          </draw:custom-shape>
          <draw:custom-shape draw:style-name="gr15" draw:text-style-name="P6" xml:id="id10" draw:id="id10" draw:layer="layout" svg:width="0.254cm" svg:height="0.254cm" svg:x="29.313cm" svg:y="5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svg:x1="29.44cm" svg:y1="5.318cm" svg:x2="30.71cm" svg:y2="3.54cm" draw:start-shape="id10" draw:start-glue-point="4" draw:end-shape="id11" draw:end-glue-point="3" svg:d="M29440 5318v-1778h1270" svg:viewBox="0 0 1271 1779">
            <text:p/>
          </draw:connector>
          <draw:g xml:id="id19" draw:id="id19">
            <draw:custom-shape draw:style-name="gr1" draw:text-style-name="P1" draw:layer="layout" svg:width="0.762cm" svg:height="0.762cm" svg:x="27.789cm" svg:y="5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27.916cm" svg:y1="5.445cm" svg:x2="28.424cm" svg:y2="5.445cm">
              <text:p/>
            </draw:line>
            <draw:line draw:style-name="gr2" draw:text-style-name="P2" draw:layer="layout" svg:x1="28.17cm" svg:y1="5.191cm" svg:x2="28.17cm" svg:y2="5.699cm">
              <text:p/>
            </draw:line>
          </draw:g>
          <draw:custom-shape draw:style-name="gr10" draw:text-style-name="P1" xml:id="id12" draw:id="id12" draw:layer="layout" svg:width="0.254cm" svg:height="0.254cm" svg:x="14.708cm" svg:y="5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1" xml:id="id15" draw:id="id15" draw:layer="layout" svg:width="0.254cm" svg:height="0.254cm" svg:x="15.343cm" svg:y="5.57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962cm" svg:y1="5.445cm" svg:x2="15.47cm" svg:y2="5.191cm">
            <text:p/>
          </draw:line>
          <draw:custom-shape draw:style-name="gr10" draw:text-style-name="P1" xml:id="id13" draw:id="id13" draw:layer="layout" svg:width="0.254cm" svg:height="0.254cm" svg:x="15.343cm" svg:y="4.93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6" draw:text-style-name="P4" draw:layer="layout" svg:width="0.985cm" svg:height="0.721cm" svg:x="14.581cm" svg:y="3.921cm">
            <draw:text-box>
              <text:p><text:span text:style-name="T1">FDN</text:span></text:p>
            </draw:text-box>
          </draw:frame>
          <draw:connector draw:style-name="gr6" draw:text-style-name="P1" draw:layer="layout" svg:x1="13.946cm" svg:y1="5.445cm" svg:x2="14.708cm" svg:y2="5.445cm" draw:start-shape="id9" draw:start-glue-point="1" draw:end-shape="id12" draw:end-glue-point="6" svg:d="M13946 5445h762" svg:viewBox="0 0 763 1">
            <text:p/>
          </draw:connector>
          <draw:connector draw:style-name="gr4" draw:text-style-name="P2" draw:layer="layout" svg:x1="15.597cm" svg:y1="5.064cm" svg:x2="16.74cm" svg:y2="3.54cm" draw:start-shape="id13" draw:start-glue-point="10" draw:end-shape="id14" draw:end-glue-point="3" svg:d="M15597 5064h572v-1524h571" svg:viewBox="0 0 1144 1525">
            <text:p/>
          </draw:connector>
          <draw:g xml:id="id16" draw:id="id16">
            <draw:custom-shape draw:style-name="gr1" draw:text-style-name="P1" draw:layer="layout" svg:width="0.762cm" svg:height="0.762cm" svg:x="20.804cm" svg:y="5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20.931cm" svg:y1="5.445cm" svg:x2="21.439cm" svg:y2="5.445cm">
              <text:p/>
            </draw:line>
            <draw:line draw:style-name="gr2" draw:text-style-name="P2" draw:layer="layout" svg:x1="21.185cm" svg:y1="5.191cm" svg:x2="21.185cm" svg:y2="5.699cm">
              <text:p/>
            </draw:line>
          </draw:g>
          <draw:connector draw:style-name="gr4" draw:text-style-name="P2" draw:layer="layout" svg:x1="15.597cm" svg:y1="5.699cm" svg:x2="20.804cm" svg:y2="5.445cm" draw:start-shape="id15" draw:start-glue-point="10" draw:end-shape="id16" draw:end-glue-point="3" svg:d="M15597 5699h2604v-254h2603" svg:viewBox="0 0 5208 255">
            <text:p/>
          </draw:connector>
          <draw:connector draw:style-name="gr4" draw:text-style-name="P2" draw:layer="layout" svg:x1="20.55cm" svg:y1="3.54cm" svg:x2="21.185cm" svg:y2="5.064cm" draw:start-shape="id14" draw:start-glue-point="1" draw:end-shape="id16" draw:end-glue-point="0" svg:d="M20550 3540h635v1524" svg:viewBox="0 0 636 1525">
            <text:p/>
          </draw:connector>
          <draw:custom-shape draw:style-name="gr15" draw:text-style-name="P6" xml:id="id17" draw:id="id17" draw:layer="layout" svg:width="0.254cm" svg:height="0.254cm" svg:x="22.328cm" svg:y="5.31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svg:x1="21.566cm" svg:y1="5.445cm" svg:x2="22.328cm" svg:y2="5.445cm" draw:start-shape="id16" draw:start-glue-point="1" draw:end-shape="id17" draw:end-glue-point="6" svg:d="M21566 5445h762" svg:viewBox="0 0 763 1">
            <text:p/>
          </draw:connector>
          <draw:connector draw:style-name="gr4" draw:text-style-name="P2" draw:layer="layout" svg:x1="22.455cm" svg:y1="5.318cm" svg:x2="23.725cm" svg:y2="3.54cm" draw:start-shape="id17" draw:start-glue-point="4" draw:end-shape="id18" draw:end-glue-point="3" svg:d="M22455 5318v-1778h1270" svg:viewBox="0 0 1271 1779">
            <text:p/>
          </draw:connector>
          <draw:connector draw:style-name="gr4" draw:text-style-name="P2" draw:layer="layout" svg:x1="22.582cm" svg:y1="5.445cm" svg:x2="27.789cm" svg:y2="5.445cm" draw:start-shape="id17" draw:start-glue-point="10" draw:end-shape="id19" draw:end-glue-point="3" svg:d="M22582 5445h5207" svg:viewBox="0 0 5208 1">
            <text:p/>
          </draw:connector>
          <draw:connector draw:style-name="gr4" draw:text-style-name="P2" draw:layer="layout" svg:x1="27.535cm" svg:y1="3.54cm" svg:x2="28.17cm" svg:y2="5.064cm" draw:start-shape="id18" draw:start-glue-point="1" draw:end-shape="id19" draw:end-glue-point="0" svg:d="M27535 3540h635v1524" svg:viewBox="0 0 636 1525">
            <text:p/>
          </draw:connector>
          <draw:connector draw:style-name="gr6" draw:text-style-name="P1" draw:layer="layout" svg:x1="28.551cm" svg:y1="5.445cm" svg:x2="29.313cm" svg:y2="5.445cm" draw:start-shape="id19" draw:start-glue-point="1" draw:end-shape="id10" draw:end-glue-point="6" svg:d="M28551 5445h762" svg:viewBox="0 0 763 1">
            <text:p/>
          </draw:connector>
          <draw:g xml:id="id20" draw:id="id20">
            <draw:custom-shape draw:style-name="gr1" draw:text-style-name="P1" draw:layer="layout" svg:width="0.762cm" svg:height="0.762cm" svg:x="33.504cm" svg:y="5.06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33.631cm" svg:y1="5.445cm" svg:x2="34.139cm" svg:y2="5.445cm">
              <text:p/>
            </draw:line>
            <draw:line draw:style-name="gr2" draw:text-style-name="P2" draw:layer="layout" svg:x1="33.885cm" svg:y1="5.191cm" svg:x2="33.885cm" svg:y2="5.699cm">
              <text:p/>
            </draw:line>
          </draw:g>
          <draw:connector draw:style-name="gr4" draw:text-style-name="P2" draw:layer="layout" svg:x1="29.567cm" svg:y1="5.445cm" svg:x2="33.504cm" svg:y2="5.445cm" draw:start-shape="id10" draw:start-glue-point="10" draw:end-shape="id20" draw:end-glue-point="3" svg:d="M29567 5445h3937" svg:viewBox="0 0 3938 1">
            <text:p/>
          </draw:connector>
          <draw:connector draw:style-name="gr4" draw:text-style-name="P2" draw:layer="layout" svg:x1="33.25cm" svg:y1="3.54cm" svg:x2="33.885cm" svg:y2="5.064cm" draw:start-shape="id11" draw:start-glue-point="1" draw:end-shape="id20" draw:end-glue-point="0" svg:d="M33250 3540h635v1524" svg:viewBox="0 0 636 1525">
            <text:p/>
          </draw:connector>
          <draw:frame draw:style-name="gr17" draw:text-style-name="P4" draw:layer="layout" svg:width="2.272cm" svg:height="0.721cm" svg:x="27.059cm" svg:y="5.826cm">
            <draw:text-box>
              <text:p><text:span text:style-name="T1">Allpass.Mix</text:span></text:p>
            </draw:text-box>
          </draw:frame>
          <draw:frame draw:style-name="gr17" draw:text-style-name="P4" draw:layer="layout" svg:width="2.272cm" svg:height="0.721cm" svg:x="32.756cm" svg:y="5.826cm">
            <draw:text-box>
              <text:p><text:span text:style-name="T1">Tremolo.Mix</text:span></text:p>
            </draw:text-box>
          </draw:frame>
        </draw:g>
        <draw:g>
          <draw:g>
            <draw:frame draw:style-name="gr18" draw:text-style-name="P7" draw:layer="layout" svg:width="1.984cm" svg:height="0.878cm" svg:x="1.9cm" svg:y="45.15cm">
              <draw:text-box>
                <text:p><text:span text:style-name="T2">Tremolo</text:span></text:p>
              </draw:text-box>
            </draw:frame>
            <draw:custom-shape draw:style-name="gr14" draw:text-style-name="P3" xml:id="id23" draw:id="id23" draw:layer="layout" svg:width="2.54cm" svg:height="1.016cm" svg:x="4.948cm" svg:y="50.422cm">
              <text:p text:style-name="P3">Delay</text:p>
              <draw:enhanced-geometry svg:viewBox="0 0 21600 21600" draw:type="rectangle" draw:enhanced-path="M 0 0 L 21600 0 21600 21600 0 21600 0 0 Z N"/>
            </draw:custom-shape>
            <draw:line draw:style-name="gr4" draw:text-style-name="P2" draw:layer="layout" svg:x1="3.424cm" svg:y1="50.93cm" svg:x2="4.948cm" svg:y2="50.93cm">
              <text:p/>
            </draw:line>
            <draw:frame draw:style-name="gr11" draw:text-style-name="P5" draw:layer="layout" svg:width="1.56cm" svg:height="0.878cm" svg:x="1.9cm" svg:y="50.433cm">
              <draw:text-box>
                <text:p>Input</text:p>
              </draw:text-box>
            </draw:frame>
            <draw:frame draw:style-name="gr17" draw:text-style-name="P4" draw:layer="layout" svg:width="2.272cm" svg:height="0.721cm" svg:x="4.962cm" svg:y="51.479cm">
              <draw:text-box>
                <text:p><text:span text:style-name="T1">Time</text:span></text:p>
              </draw:text-box>
            </draw:frame>
            <draw:custom-shape draw:style-name="gr14" draw:text-style-name="P3" xml:id="id21" draw:id="id21" draw:layer="layout" svg:width="2.54cm" svg:height="1.016cm" svg:x="4.948cm" svg:y="46.612cm">
              <text:p text:style-name="P3">LFO</text:p>
              <draw:enhanced-geometry svg:viewBox="0 0 21600 21600" draw:type="rectangle" draw:enhanced-path="M 0 0 L 21600 0 21600 21600 0 21600 0 0 Z N"/>
            </draw:custom-shape>
            <draw:connector draw:style-name="gr19" draw:text-style-name="P2" draw:layer="layout" svg:x1="6.218cm" svg:y1="47.628cm" svg:x2="6.218cm" svg:y2="48.898cm" draw:start-shape="id21" draw:start-glue-point="2" draw:end-shape="id22" draw:end-glue-point="4" svg:d="M6218 47628v1270" svg:viewBox="0 0 1 1271">
              <text:p/>
            </draw:connector>
            <draw:frame draw:style-name="gr17" draw:text-style-name="P4" draw:layer="layout" svg:width="2.272cm" svg:height="0.721cm" svg:x="4.962cm" svg:y="45.85cm">
              <draw:text-box>
                <text:p><text:span text:style-name="T1">Frequency</text:span></text:p>
              </draw:text-box>
            </draw:frame>
            <draw:connector draw:style-name="gr4" draw:text-style-name="P2" draw:layer="layout" svg:x1="6.218cm" svg:y1="49.152cm" svg:x2="6.218cm" svg:y2="50.422cm" draw:start-shape="id22" draw:start-glue-point="8" draw:end-shape="id23" draw:end-glue-point="0" svg:d="M6218 49152v1270" svg:viewBox="0 0 1 1271">
              <text:p/>
            </draw:connector>
            <draw:custom-shape draw:style-name="gr15" draw:text-style-name="P6" xml:id="id22" draw:id="id22" draw:layer="layout" svg:width="0.254cm" svg:height="0.254cm" svg:x="6.091cm" svg:y="48.89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" draw:text-style-name="P1" xml:id="id26" draw:id="id26" draw:layer="layout" svg:width="0.762cm" svg:height="0.762cm" draw:transform="rotate (-1.5707963267949) translate (8.123cm 48.644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" draw:text-style-name="P2" draw:layer="layout" svg:x1="10.155cm" svg:y1="49.025cm" svg:x2="11.044cm" svg:y2="50.549cm" draw:start-shape="id24" draw:start-glue-point="1" draw:end-shape="id25" draw:end-glue-point="3" svg:d="M10155 49025h889v1524" svg:viewBox="0 0 890 1525">
              <text:p/>
            </draw:connector>
            <draw:frame draw:style-name="gr17" draw:text-style-name="P4" draw:layer="layout" svg:width="1.383cm" svg:height="0.721cm" svg:x="7.248cm" svg:y="47.923cm">
              <draw:text-box>
                <text:p><text:span text:style-name="T1">Depth</text:span></text:p>
              </draw:text-box>
            </draw:frame>
            <draw:connector draw:style-name="gr6" draw:text-style-name="P1" draw:layer="layout" svg:x1="6.345cm" svg:y1="49.025cm" svg:x2="7.361cm" svg:y2="49.025cm" draw:start-shape="id22" draw:start-glue-point="10" draw:end-shape="id26" draw:end-glue-point="7" svg:d="M6345 49025h1016" svg:viewBox="0 0 1017 1">
              <text:p/>
            </draw:connector>
            <draw:connector draw:style-name="gr19" draw:text-style-name="P2" draw:layer="layout" svg:x1="7.488cm" svg:y1="50.93cm" svg:x2="10.663cm" svg:y2="50.93cm" draw:start-shape="id23" draw:start-glue-point="1" draw:end-shape="id25" draw:end-glue-point="7" svg:d="M7488 50930h3175" svg:viewBox="0 0 3176 1">
              <text:p/>
            </draw:connector>
            <draw:line draw:style-name="gr4" draw:text-style-name="P2" draw:layer="layout" svg:x1="11.425cm" svg:y1="50.93cm" svg:x2="12.949cm" svg:y2="50.93cm">
              <text:p/>
            </draw:line>
            <draw:frame draw:style-name="gr12" draw:text-style-name="P5" draw:layer="layout" svg:width="1.772cm" svg:height="0.878cm" svg:x="12.828cm" svg:y="50.433cm">
              <draw:text-box>
                <text:p>Output</text:p>
              </draw:text-box>
            </draw:frame>
            <draw:custom-shape draw:style-name="gr5" draw:text-style-name="P1" xml:id="id25" draw:id="id25" draw:layer="layout" svg:width="0.762cm" svg:height="0.762cm" draw:transform="rotate (-1.5707963267949) translate (11.425cm 50.549cm)">
              <text:p/>
  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g xml:id="id24" draw:id="id24">
              <draw:custom-shape draw:style-name="gr1" draw:text-style-name="P1" draw:layer="layout" svg:width="0.762cm" svg:height="0.762cm" svg:x="9.393cm" svg:y="48.644cm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9.52cm" svg:y1="49.025cm" svg:x2="10.028cm" svg:y2="49.025cm">
                <text:p/>
              </draw:line>
              <draw:line draw:style-name="gr2" draw:text-style-name="P2" draw:layer="layout" svg:x1="9.774cm" svg:y1="48.771cm" svg:x2="9.774cm" svg:y2="49.279cm">
                <text:p/>
              </draw:line>
            </draw:g>
            <draw:connector draw:style-name="gr4" draw:text-style-name="P2" draw:layer="layout" svg:x1="8.123cm" svg:y1="49.025cm" svg:x2="9.393cm" svg:y2="49.025cm" draw:start-shape="id26" draw:start-glue-point="4" draw:end-shape="id24" draw:end-glue-point="3" svg:d="M8123 49025h1270" svg:viewBox="0 0 1271 1">
              <text:p/>
            </draw:connector>
            <draw:frame draw:style-name="gr17" draw:text-style-name="P4" draw:layer="layout" svg:width="2.272cm" svg:height="0.721cm" svg:x="8.781cm" svg:y="46.864cm">
              <draw:text-box>
                <text:p><text:span text:style-name="T1">(1 - Depth)</text:span></text:p>
              </draw:text-box>
            </draw:frame>
            <draw:line draw:style-name="gr4" draw:text-style-name="P2" draw:layer="layout" svg:x1="9.774cm" svg:y1="47.628cm" svg:x2="9.774cm" svg:y2="48.644cm">
              <text:p/>
            </draw:line>
          </draw:g>
        </draw:g>
        <draw:g>
          <draw:g>
            <draw:frame draw:style-name="gr20" draw:text-style-name="P7" draw:layer="layout" svg:width="3.677cm" svg:height="0.878cm" svg:x="1.9cm" svg:y="34.49cm">
              <draw:text-box>
                <text:p><text:span text:style-name="T2">Allpass Section</text:span></text:p>
              </draw:text-box>
            </draw:frame>
            <draw:custom-shape draw:style-name="gr21" draw:text-style-name="P3" xml:id="id28" draw:id="id28" draw:layer="layout" svg:width="2cm" svg:height="1cm" svg:x="6.548cm" svg:y="41.29cm">
              <text:p text:style-name="P3">Allpa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2" draw:layer="layout" svg:x1="8.548cm" svg:y1="41.79cm" svg:x2="9.548cm" svg:y2="41.79cm">
              <text:p/>
            </draw:line>
            <draw:frame draw:style-name="gr22" draw:text-style-name="P5" draw:layer="layout" svg:width="1.137cm" svg:height="0.878cm" svg:x="9.511cm" svg:y="41.412cm">
              <draw:text-box>
                <text:p>...</text:p>
              </draw:text-box>
            </draw:frame>
            <draw:line draw:style-name="gr4" draw:text-style-name="P2" draw:layer="layout" svg:x1="10.548cm" svg:y1="41.79cm" svg:x2="11.548cm" svg:y2="41.79cm">
              <text:p/>
            </draw:line>
            <draw:custom-shape draw:style-name="gr21" draw:text-style-name="P3" xml:id="id29" draw:id="id29" draw:layer="layout" svg:width="2cm" svg:height="1cm" svg:x="11.548cm" svg:y="41.29cm">
              <text:p text:style-name="P3">Allpa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g xml:id="id27" draw:id="id27">
              <draw:custom-shape draw:style-name="gr23" draw:text-style-name="P1" draw:layer="layout" svg:width="0.8cm" svg:height="0.8cm" svg:x="4.648cm" svg:y="41.3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4.781cm" svg:y1="41.79cm" svg:x2="5.314cm" svg:y2="41.79cm">
                <text:p/>
              </draw:line>
              <draw:line draw:style-name="gr2" draw:text-style-name="P2" draw:layer="layout" svg:x1="5.048cm" svg:y1="41.523cm" svg:x2="5.048cm" svg:y2="42.056cm">
                <text:p/>
              </draw:line>
            </draw:g>
            <draw:connector draw:style-name="gr4" draw:text-style-name="P2" draw:layer="layout" svg:x1="5.448cm" svg:y1="41.79cm" svg:x2="6.548cm" svg:y2="41.79cm" draw:start-shape="id27" draw:start-glue-point="1" draw:end-shape="id28" draw:end-glue-point="3" svg:d="M5448 41790h1100" svg:viewBox="0 0 1101 1">
              <text:p/>
            </draw:connector>
            <draw:connector draw:style-name="gr6" draw:text-style-name="P1" draw:layer="layout" svg:x1="13.548cm" svg:y1="41.79cm" svg:x2="13.948cm" svg:y2="41.79cm" draw:start-shape="id29" draw:start-glue-point="1" draw:end-shape="id30" draw:end-glue-point="6" svg:d="M13548 41790h400" svg:viewBox="0 0 401 1">
              <text:p/>
            </draw:connector>
            <draw:custom-shape draw:style-name="gr15" draw:text-style-name="P6" xml:id="id30" draw:id="id30" draw:layer="layout" svg:width="0.2cm" svg:height="0.2cm" svg:x="13.948cm" svg:y="41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4" draw:text-style-name="P2" draw:layer="layout" svg:x1="9.548cm" svg:y1="40.271cm" svg:x2="5.048cm" svg:y2="41.39cm" draw:start-shape="id31" draw:start-glue-point="4" draw:end-shape="id27" draw:end-glue-point="0" svg:d="M9548 40271h-4500v1119" svg:viewBox="0 0 4501 1120">
              <text:p/>
            </draw:connector>
            <draw:custom-shape draw:style-name="gr5" draw:text-style-name="P1" xml:id="id31" draw:id="id31" draw:layer="layout" svg:width="0.762cm" svg:height="0.762cm" draw:transform="rotate (1.5707963267949) translate (9.548cm 40.652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6" draw:text-style-name="P1" draw:layer="layout" svg:x1="14.048cm" svg:y1="41.69cm" svg:x2="10.31cm" svg:y2="40.271cm" draw:start-shape="id30" draw:start-glue-point="4" draw:end-shape="id31" draw:end-glue-point="7" svg:d="M14048 41690v-1419h-3738" svg:viewBox="0 0 3739 1420">
              <text:p/>
            </draw:connector>
            <draw:frame draw:style-name="gr24" draw:text-style-name="P4" draw:layer="layout" svg:width="2.915cm" svg:height="0.721cm" svg:x="8.648cm" svg:y="39.09cm">
              <draw:text-box>
                <text:p><text:span text:style-name="T1">Stage1.Feedback</text:span></text:p>
              </draw:text-box>
            </draw:frame>
            <draw:line draw:style-name="gr4" draw:text-style-name="P2" draw:layer="layout" svg:x1="3.124cm" svg:y1="41.787cm" svg:x2="4.648cm" svg:y2="41.787cm">
              <text:p/>
            </draw:line>
            <draw:frame draw:style-name="gr25" draw:text-style-name="P5" draw:layer="layout" svg:width="1.56cm" svg:height="0.878cm" svg:x="1.6cm" svg:y="41.29cm">
              <draw:text-box>
                <text:p>Input</text:p>
              </draw:text-box>
            </draw:frame>
            <draw:custom-shape draw:style-name="gr26" draw:text-style-name="P2" draw:layer="layout" svg:width="0.2cm" svg:height="7cm" draw:transform="rotate (1.5707963267949) translate (6.548cm 42.79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916.326239108699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frame draw:style-name="gr27" draw:text-style-name="P5" draw:layer="layout" svg:width="0.714cm" svg:height="0.878cm" svg:x="9.648cm" svg:y="42.812cm">
              <draw:text-box>
                <text:p>8</text:p>
              </draw:text-box>
            </draw:frame>
            <draw:custom-shape draw:style-name="gr15" draw:text-style-name="P6" xml:id="id32" draw:id="id32" draw:layer="layout" svg:width="0.2cm" svg:height="0.2cm" svg:x="16.448cm" svg:y="41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1" draw:text-style-name="P3" xml:id="id33" draw:id="id33" draw:layer="layout" svg:width="2cm" svg:height="1cm" svg:x="17.548cm" svg:y="41.29cm">
              <text:p text:style-name="P3">Allpa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2" draw:layer="layout" svg:x1="19.548cm" svg:y1="41.79cm" svg:x2="20.548cm" svg:y2="41.79cm">
              <text:p/>
            </draw:line>
            <draw:frame draw:style-name="gr22" draw:text-style-name="P5" draw:layer="layout" svg:width="1.137cm" svg:height="0.878cm" svg:x="20.511cm" svg:y="41.412cm">
              <draw:text-box>
                <text:p>...</text:p>
              </draw:text-box>
            </draw:frame>
            <draw:line draw:style-name="gr4" draw:text-style-name="P2" draw:layer="layout" svg:x1="21.548cm" svg:y1="41.79cm" svg:x2="22.548cm" svg:y2="41.79cm">
              <text:p/>
            </draw:line>
            <draw:custom-shape draw:style-name="gr21" draw:text-style-name="P3" xml:id="id34" draw:id="id34" draw:layer="layout" svg:width="2cm" svg:height="1cm" svg:x="22.548cm" svg:y="41.29cm">
              <text:p text:style-name="P3">Allpa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2" draw:layer="layout" svg:x1="16.648cm" svg:y1="41.79cm" svg:x2="17.548cm" svg:y2="41.79cm" draw:start-shape="id32" draw:start-glue-point="10" draw:end-shape="id33" draw:end-glue-point="3" svg:d="M16648 41790h900" svg:viewBox="0 0 901 1">
              <text:p/>
            </draw:connector>
            <draw:connector draw:style-name="gr28" draw:text-style-name="P1" draw:layer="layout" svg:x1="24.548cm" svg:y1="41.79cm" svg:x2="25.648cm" svg:y2="41.79cm" draw:start-shape="id34" draw:start-glue-point="1" draw:end-shape="id35" draw:end-glue-point="3" svg:d="M24548 41790h1100" svg:viewBox="0 0 1101 1">
              <text:p/>
            </draw:connector>
            <draw:custom-shape draw:style-name="gr26" draw:text-style-name="P2" draw:layer="layout" svg:width="0.2cm" svg:height="7cm" draw:transform="rotate (1.5707963267949) translate (17.548cm 42.79cm)">
              <text:p/>
              <draw:enhanced-geometry svg:viewBox="0 0 21600 21600" draw:mirror-horizontal="false" draw:mirror-vertical="false" draw:glue-points="21600 0 0 10800 21600 21600" draw:text-areas="6350 ?f3 21600 ?f4" draw:type="left-bracket" draw:modifiers="916.326239108699" draw:enhanced-path="M 21600 0 C 10800 0 0 ?f3 0 ?f1 L 0 ?f2 C 0 ?f4 10800 21600 21600 21600 N">
                <draw:equation draw:name="f0" draw:formula="$0 /2"/>
                <draw:equation draw:name="f1" draw:formula="top+$0 "/>
                <draw:equation draw:name="f2" draw:formula="bottom-$0 "/>
                <draw:equation draw:name="f3" draw:formula="top+?f0 "/>
                <draw:equation draw:name="f4" draw:formula="bottom-?f0 "/>
                <draw:handle draw:handle-position="left $0" draw:handle-range-y-minimum="0" draw:handle-range-y-maximum="10800"/>
              </draw:enhanced-geometry>
            </draw:custom-shape>
            <draw:custom-shape draw:style-name="gr21" draw:text-style-name="P3" xml:id="id37" draw:id="id37" draw:layer="layout" svg:width="2cm" svg:height="1cm" svg:x="17.548cm" svg:y="39.79cm">
              <text:p text:style-name="P3">Allpa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2" draw:layer="layout" svg:x1="19.548cm" svg:y1="40.29cm" svg:x2="20.548cm" svg:y2="40.29cm">
              <text:p/>
            </draw:line>
            <draw:frame draw:style-name="gr22" draw:text-style-name="P5" draw:layer="layout" svg:width="1.137cm" svg:height="0.878cm" svg:x="20.511cm" svg:y="39.912cm">
              <draw:text-box>
                <text:p>...</text:p>
              </draw:text-box>
            </draw:frame>
            <draw:line draw:style-name="gr4" draw:text-style-name="P2" draw:layer="layout" svg:x1="21.548cm" svg:y1="40.29cm" svg:x2="22.548cm" svg:y2="40.29cm">
              <text:p/>
            </draw:line>
            <draw:custom-shape draw:style-name="gr21" draw:text-style-name="P3" xml:id="id38" draw:id="id38" draw:layer="layout" svg:width="2cm" svg:height="1cm" svg:x="22.548cm" svg:y="39.79cm">
              <text:p text:style-name="P3">Allpa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2" draw:layer="layout" svg:x1="16.648cm" svg:y1="40.29cm" svg:x2="17.548cm" svg:y2="40.29cm" draw:start-shape="id36" draw:start-glue-point="10" draw:end-shape="id37" draw:end-glue-point="3" svg:d="M16648 40290h900" svg:viewBox="0 0 901 1">
              <text:p/>
            </draw:connector>
            <draw:connector draw:style-name="gr28" draw:text-style-name="P1" draw:layer="layout" svg:x1="24.548cm" svg:y1="40.29cm" svg:x2="25.648cm" svg:y2="40.29cm" draw:start-shape="id38" draw:start-glue-point="1" draw:end-shape="id39" draw:end-glue-point="3" svg:d="M24548 40290h1100" svg:viewBox="0 0 1101 1">
              <text:p/>
            </draw:connector>
            <draw:custom-shape draw:style-name="gr21" draw:text-style-name="P3" xml:id="id41" draw:id="id41" draw:layer="layout" svg:width="2cm" svg:height="1cm" svg:x="17.548cm" svg:y="38.29cm">
              <text:p text:style-name="P3">Allpa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2" draw:layer="layout" svg:x1="19.548cm" svg:y1="38.79cm" svg:x2="20.548cm" svg:y2="38.79cm">
              <text:p/>
            </draw:line>
            <draw:frame draw:style-name="gr22" draw:text-style-name="P5" draw:layer="layout" svg:width="1.137cm" svg:height="0.878cm" svg:x="20.511cm" svg:y="38.412cm">
              <draw:text-box>
                <text:p>...</text:p>
              </draw:text-box>
            </draw:frame>
            <draw:line draw:style-name="gr4" draw:text-style-name="P2" draw:layer="layout" svg:x1="21.548cm" svg:y1="38.79cm" svg:x2="22.548cm" svg:y2="38.79cm">
              <text:p/>
            </draw:line>
            <draw:custom-shape draw:style-name="gr21" draw:text-style-name="P3" xml:id="id46" draw:id="id46" draw:layer="layout" svg:width="2cm" svg:height="1cm" svg:x="22.548cm" svg:y="38.29cm">
              <text:p text:style-name="P3">Allpa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2" draw:layer="layout" svg:x1="16.648cm" svg:y1="38.79cm" svg:x2="17.548cm" svg:y2="38.79cm" draw:start-shape="id40" draw:start-glue-point="10" draw:end-shape="id41" draw:end-glue-point="3" svg:d="M16648 38790h900" svg:viewBox="0 0 901 1">
              <text:p/>
            </draw:connector>
            <draw:custom-shape draw:style-name="gr21" draw:text-style-name="P3" xml:id="id42" draw:id="id42" draw:layer="layout" svg:width="2cm" svg:height="1cm" svg:x="17.548cm" svg:y="36.79cm">
              <text:p text:style-name="P3">Allpa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line draw:style-name="gr4" draw:text-style-name="P2" draw:layer="layout" svg:x1="19.548cm" svg:y1="37.29cm" svg:x2="20.548cm" svg:y2="37.29cm">
              <text:p/>
            </draw:line>
            <draw:frame draw:style-name="gr22" draw:text-style-name="P5" draw:layer="layout" svg:width="1.137cm" svg:height="0.878cm" svg:x="20.511cm" svg:y="36.912cm">
              <draw:text-box>
                <text:p>...</text:p>
              </draw:text-box>
            </draw:frame>
            <draw:line draw:style-name="gr4" draw:text-style-name="P2" draw:layer="layout" svg:x1="21.548cm" svg:y1="37.29cm" svg:x2="22.548cm" svg:y2="37.29cm">
              <text:p/>
            </draw:line>
            <draw:custom-shape draw:style-name="gr21" draw:text-style-name="P3" xml:id="id43" draw:id="id43" draw:layer="layout" svg:width="2cm" svg:height="1cm" svg:x="22.548cm" svg:y="36.79cm">
              <text:p text:style-name="P3">Allpass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4" draw:text-style-name="P2" draw:layer="layout" svg:x1="16.548cm" svg:y1="38.69cm" svg:x2="17.548cm" svg:y2="37.29cm" draw:start-shape="id40" draw:start-glue-point="4" draw:end-shape="id42" draw:end-glue-point="3" svg:d="M16548 38690v-1400h1000" svg:viewBox="0 0 1001 1401">
              <text:p/>
            </draw:connector>
            <draw:connector draw:style-name="gr28" draw:text-style-name="P1" draw:layer="layout" svg:x1="24.548cm" svg:y1="37.29cm" svg:x2="26.048cm" svg:y2="38.39cm" draw:start-shape="id43" draw:start-glue-point="1" draw:end-shape="id44" draw:end-glue-point="0" svg:d="M24548 37290h1500v1100" svg:viewBox="0 0 1501 1101">
              <text:p/>
            </draw:connector>
            <draw:custom-shape draw:style-name="gr15" draw:text-style-name="P6" xml:id="id36" draw:id="id36" draw:layer="layout" svg:width="0.2cm" svg:height="0.2cm" svg:x="16.448cm" svg:y="40.1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5" draw:text-style-name="P6" xml:id="id40" draw:id="id40" draw:layer="layout" svg:width="0.2cm" svg:height="0.2cm" svg:x="16.448cm" svg:y="38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1" draw:layer="layout" svg:x1="16.548cm" svg:y1="40.19cm" svg:x2="16.548cm" svg:y2="38.89cm" draw:start-shape="id36" draw:start-glue-point="4" draw:end-shape="id40" draw:end-glue-point="8" svg:d="M16548 40190v-1300" svg:viewBox="0 0 1 1301">
              <text:p/>
            </draw:connector>
            <draw:connector draw:style-name="gr6" draw:text-style-name="P1" draw:layer="layout" svg:x1="16.548cm" svg:y1="41.69cm" svg:x2="16.548cm" svg:y2="40.39cm" draw:start-shape="id32" draw:start-glue-point="4" draw:end-shape="id36" draw:end-glue-point="8" svg:d="M16548 41690v-1300" svg:viewBox="0 0 1 1301">
              <text:p/>
            </draw:connector>
            <draw:connector draw:style-name="gr6" draw:text-style-name="P1" draw:layer="layout" svg:x1="15.948cm" svg:y1="41.79cm" svg:x2="16.448cm" svg:y2="41.79cm" draw:start-shape="id45" draw:start-glue-point="1" draw:end-shape="id32" draw:end-glue-point="6" svg:d="M15948 41790h500" svg:viewBox="0 0 501 1">
              <text:p/>
            </draw:connector>
            <draw:g xml:id="id44" draw:id="id44">
              <draw:custom-shape draw:style-name="gr23" draw:text-style-name="P1" draw:layer="layout" svg:width="0.8cm" svg:height="0.8cm" svg:x="25.648cm" svg:y="38.3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25.781cm" svg:y1="38.79cm" svg:x2="26.314cm" svg:y2="38.79cm">
                <text:p/>
              </draw:line>
              <draw:line draw:style-name="gr2" draw:text-style-name="P2" draw:layer="layout" svg:x1="26.048cm" svg:y1="38.523cm" svg:x2="26.048cm" svg:y2="39.056cm">
                <text:p/>
              </draw:line>
            </draw:g>
            <draw:connector draw:style-name="gr28" draw:text-style-name="P1" draw:layer="layout" svg:x1="24.548cm" svg:y1="38.79cm" svg:x2="25.648cm" svg:y2="38.79cm" draw:start-shape="id46" draw:start-glue-point="1" draw:end-shape="id44" draw:end-glue-point="3" svg:d="M24548 38790h1100" svg:viewBox="0 0 1101 1">
              <text:p/>
            </draw:connector>
            <draw:g xml:id="id39" draw:id="id39">
              <draw:custom-shape draw:style-name="gr23" draw:text-style-name="P1" draw:layer="layout" svg:width="0.8cm" svg:height="0.8cm" svg:x="25.648cm" svg:y="39.8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25.781cm" svg:y1="40.29cm" svg:x2="26.314cm" svg:y2="40.29cm">
                <text:p/>
              </draw:line>
              <draw:line draw:style-name="gr2" draw:text-style-name="P2" draw:layer="layout" svg:x1="26.048cm" svg:y1="40.023cm" svg:x2="26.048cm" svg:y2="40.556cm">
                <text:p/>
              </draw:line>
            </draw:g>
            <draw:g xml:id="id35" draw:id="id35">
              <draw:custom-shape draw:style-name="gr23" draw:text-style-name="P1" draw:layer="layout" svg:width="0.8cm" svg:height="0.8cm" svg:x="25.648cm" svg:y="41.3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25.781cm" svg:y1="41.79cm" svg:x2="26.314cm" svg:y2="41.79cm">
                <text:p/>
              </draw:line>
              <draw:line draw:style-name="gr2" draw:text-style-name="P2" draw:layer="layout" svg:x1="26.048cm" svg:y1="41.523cm" svg:x2="26.048cm" svg:y2="42.056cm">
                <text:p/>
              </draw:line>
            </draw:g>
            <draw:connector draw:style-name="gr4" draw:text-style-name="P2" draw:layer="layout" svg:x1="26.048cm" svg:y1="39.19cm" svg:x2="26.048cm" svg:y2="39.89cm" draw:start-shape="id44" draw:start-glue-point="2" draw:end-shape="id39" draw:end-glue-point="0" svg:d="M26048 39190v700" svg:viewBox="0 0 1 701">
              <text:p/>
            </draw:connector>
            <draw:connector draw:style-name="gr4" draw:text-style-name="P2" draw:layer="layout" svg:x1="26.048cm" svg:y1="40.69cm" svg:x2="26.048cm" svg:y2="41.39cm" draw:start-shape="id39" draw:start-glue-point="2" draw:end-shape="id35" draw:end-glue-point="0" svg:d="M26048 40690v700" svg:viewBox="0 0 1 701">
              <text:p/>
            </draw:connector>
            <draw:g xml:id="id45" draw:id="id45">
              <draw:custom-shape draw:style-name="gr23" draw:text-style-name="P1" draw:layer="layout" svg:width="0.8cm" svg:height="0.8cm" svg:x="15.148cm" svg:y="41.39cm">
                <text:p/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2" draw:text-style-name="P2" draw:layer="layout" svg:x1="15.281cm" svg:y1="41.79cm" svg:x2="15.814cm" svg:y2="41.79cm">
                <text:p/>
              </draw:line>
              <draw:line draw:style-name="gr2" draw:text-style-name="P2" draw:layer="layout" svg:x1="15.548cm" svg:y1="41.523cm" svg:x2="15.548cm" svg:y2="42.056cm">
                <text:p/>
              </draw:line>
            </draw:g>
            <draw:connector draw:style-name="gr4" draw:text-style-name="P2" draw:layer="layout" svg:x1="14.148cm" svg:y1="41.79cm" svg:x2="15.148cm" svg:y2="41.79cm" draw:start-shape="id30" draw:start-glue-point="10" draw:end-shape="id45" draw:end-glue-point="3" svg:d="M14148 41790h1000" svg:viewBox="0 0 1001 1">
              <text:p/>
            </draw:connector>
            <draw:connector draw:style-name="gr6" draw:text-style-name="P1" draw:layer="layout" svg:x1="14.048cm" svg:y1="41.691cm" svg:x2="10.31cm" svg:y2="40.272cm" svg:d="M14048 41691v-1419h-3738" svg:viewBox="0 0 3739 1420">
              <text:p/>
            </draw:connector>
            <draw:custom-shape draw:style-name="gr15" draw:text-style-name="P6" xml:id="id47" draw:id="id47" draw:layer="layout" svg:width="0.2cm" svg:height="0.2cm" svg:x="26.948cm" svg:y="41.6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6" draw:text-style-name="P1" draw:layer="layout" svg:x1="26.448cm" svg:y1="41.79cm" svg:x2="26.948cm" svg:y2="41.79cm" draw:start-shape="id35" draw:start-glue-point="1" draw:end-shape="id47" draw:end-glue-point="6" svg:d="M26448 41790h500" svg:viewBox="0 0 501 1">
              <text:p/>
            </draw:connector>
            <draw:connector draw:style-name="gr19" draw:text-style-name="P2" draw:layer="layout" svg:x1="27.048cm" svg:y1="41.69cm" svg:x2="21.348cm" svg:y2="35.809cm" draw:start-shape="id47" draw:start-glue-point="4" draw:end-shape="id48" draw:end-glue-point="7" svg:d="M27048 41690v-5881h-5700" svg:viewBox="0 0 5701 5882">
              <text:p/>
            </draw:connector>
            <draw:custom-shape draw:style-name="gr5" draw:text-style-name="P1" xml:id="id48" draw:id="id48" draw:layer="layout" svg:width="0.762cm" svg:height="0.762cm" draw:transform="rotate (1.5707963267949) translate (20.586cm 36.19cm)">
              <text:p/>
  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  <draw:equation draw:name="f0" draw:formula="$0 "/>
                <draw:equation draw:name="f1" draw:formula="$0 /2"/>
                <draw:equation draw:name="f2" draw:formula="?f1 +10800"/>
                <draw:equation draw:name="f3" draw:formula="$0 *2/3"/>
                <draw:equation draw:name="f4" draw:formula="?f3 +7200"/>
                <draw:equation draw:name="f5" draw:formula="21600-?f0 "/>
                <draw:equation draw:name="f6" draw:formula="?f5 /2"/>
                <draw:equation draw:name="f7" draw:formula="21600-?f6 "/>
                <draw:handle draw:handle-position="$0 top" draw:handle-range-x-minimum="0" draw:handle-range-x-maximum="21600"/>
              </draw:enhanced-geometry>
            </draw:custom-shape>
            <draw:connector draw:style-name="gr4" draw:text-style-name="P2" draw:layer="layout" svg:x1="20.586cm" svg:y1="35.809cm" svg:x2="15.548cm" svg:y2="41.39cm" draw:start-shape="id48" draw:start-glue-point="4" draw:end-shape="id45" draw:end-glue-point="0" svg:d="M20586 35809h-5038v5581" svg:viewBox="0 0 5039 5582">
              <text:p/>
            </draw:connector>
            <draw:frame draw:style-name="gr24" draw:text-style-name="P4" draw:layer="layout" svg:width="2.915cm" svg:height="0.721cm" svg:x="19.748cm" svg:y="34.59cm">
              <draw:text-box>
                <text:p><text:span text:style-name="T1">Stage2.Feedback</text:span></text:p>
              </draw:text-box>
            </draw:frame>
            <draw:frame draw:style-name="gr27" draw:text-style-name="P5" draw:layer="layout" svg:width="0.714cm" svg:height="0.878cm" svg:x="20.748cm" svg:y="42.79cm">
              <draw:text-box>
                <text:p>8</text:p>
              </draw:text-box>
            </draw:frame>
            <draw:line draw:style-name="gr4" draw:text-style-name="P2" draw:layer="layout" svg:x1="27.048cm" svg:y1="41.79cm" svg:x2="28.548cm" svg:y2="41.79cm">
              <text:p/>
            </draw:line>
            <draw:frame draw:style-name="gr29" draw:text-style-name="P5" draw:layer="layout" svg:width="1.772cm" svg:height="0.878cm" svg:x="28.648cm" svg:y="41.412cm">
              <draw:text-box>
                <text:p>Output</text:p>
              </draw:text-box>
            </draw:frame>
          </draw:g>
        </draw:g>
        <draw:g>
          <draw:frame draw:style-name="gr30" draw:text-style-name="P7" draw:layer="layout" svg:width="2.83cm" svg:height="0.878cm" svg:x="1.5cm" svg:y="11.346cm">
            <draw:text-box>
              <text:p><text:span text:style-name="T2">FDN Section</text:span></text:p>
            </draw:text-box>
          </draw:frame>
          <draw:custom-shape draw:style-name="gr21" draw:text-style-name="P3" xml:id="id49" draw:id="id49" draw:layer="layout" svg:width="2cm" svg:height="1cm" svg:x="6.5cm" svg:y="15.124cm">
            <text:p text:style-name="P3">FDN(12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" xml:id="id50" draw:id="id50" draw:layer="layout" svg:width="2.5cm" svg:height="1cm" svg:x="9.5cm" svg:y="15.124cm">
            <text:p text:style-name="P3">FFFDN(12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3" xml:id="id52" draw:id="id52" draw:layer="layout" svg:width="2.5cm" svg:height="1cm" svg:x="15cm" svg:y="15.124cm">
            <text:p text:style-name="P3">FFFDN(12)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" draw:text-style-name="P2" draw:layer="layout" svg:x1="12cm" svg:y1="15.624cm" svg:x2="12.9cm" svg:y2="15.624cm">
            <text:p/>
          </draw:line>
          <draw:line draw:style-name="gr4" draw:text-style-name="P2" draw:layer="layout" svg:x1="14.1cm" svg:y1="15.624cm" svg:x2="15cm" svg:y2="15.624cm">
            <text:p/>
          </draw:line>
          <draw:frame draw:style-name="gr22" draw:text-style-name="P5" draw:layer="layout" svg:width="1.137cm" svg:height="0.878cm" svg:x="12.963cm" svg:y="15.224cm">
            <draw:text-box>
              <text:p>...</text:p>
            </draw:text-box>
          </draw:frame>
          <draw:connector draw:style-name="gr4" draw:text-style-name="P2" draw:layer="layout" svg:x1="8.5cm" svg:y1="15.624cm" svg:x2="9.5cm" svg:y2="15.624cm" draw:start-shape="id49" draw:start-glue-point="1" draw:end-shape="id50" draw:end-glue-point="3" svg:d="M8500 15624h1000" svg:viewBox="0 0 1001 1">
            <text:p/>
          </draw:connector>
          <draw:g xml:id="id51" draw:id="id51">
            <draw:custom-shape draw:style-name="gr23" draw:text-style-name="P1" draw:layer="layout" svg:width="0.8cm" svg:height="0.8cm" svg:x="4.6cm" svg:y="15.224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4.733cm" svg:y1="15.624cm" svg:x2="5.266cm" svg:y2="15.624cm">
              <text:p/>
            </draw:line>
            <draw:line draw:style-name="gr2" draw:text-style-name="P2" draw:layer="layout" svg:x1="5cm" svg:y1="15.357cm" svg:x2="5cm" svg:y2="15.89cm">
              <text:p/>
            </draw:line>
          </draw:g>
          <draw:connector draw:style-name="gr4" draw:text-style-name="P2" draw:layer="layout" svg:x1="5.4cm" svg:y1="15.624cm" svg:x2="6.5cm" svg:y2="15.624cm" draw:start-shape="id51" draw:start-glue-point="1" draw:end-shape="id49" draw:end-glue-point="3" svg:d="M5400 15624h1100" svg:viewBox="0 0 1101 1">
            <text:p/>
          </draw:connector>
          <draw:custom-shape draw:style-name="gr32" draw:text-style-name="P3" xml:id="id54" draw:id="id54" draw:layer="layout" svg:width="1.4cm" svg:height="1cm" svg:x="11.1cm" svg:y="13.124cm">
            <text:p text:style-name="P3">tanh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" xml:id="id55" draw:id="id55" draw:layer="layout" svg:width="0.6cm" svg:height="0.6cm" draw:transform="rotate (1.5707963267949) translate (8.7cm 13.924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5" draw:text-style-name="P6" xml:id="id53" draw:id="id53" draw:layer="layout" svg:width="0.2cm" svg:height="0.2cm" svg:x="18.4cm" svg:y="15.52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6" draw:text-style-name="P1" draw:layer="layout" svg:x1="17.5cm" svg:y1="15.624cm" svg:x2="18.4cm" svg:y2="15.624cm" draw:start-shape="id52" draw:start-glue-point="1" draw:end-shape="id53" draw:end-glue-point="6" svg:d="M17500 15624h900" svg:viewBox="0 0 901 1">
            <text:p/>
          </draw:connector>
          <draw:connector draw:style-name="gr4" draw:text-style-name="P2" draw:layer="layout" svg:x1="18.5cm" svg:y1="15.524cm" svg:x2="12.5cm" svg:y2="13.624cm" draw:start-shape="id53" draw:start-glue-point="4" draw:end-shape="id54" draw:end-glue-point="1" svg:d="M18500 15524v-1900h-6000" svg:viewBox="0 0 6001 1901">
            <text:p/>
          </draw:connector>
          <draw:connector draw:style-name="gr4" draw:text-style-name="P2" draw:layer="layout" svg:x1="8.7cm" svg:y1="13.624cm" svg:x2="5cm" svg:y2="15.224cm" draw:start-shape="id55" draw:start-glue-point="4" draw:end-shape="id51" draw:end-glue-point="0" svg:d="M8700 13624h-3700v1600" svg:viewBox="0 0 3701 1601">
            <text:p/>
          </draw:connector>
          <draw:connector draw:style-name="gr6" draw:text-style-name="P1" draw:layer="layout" svg:x1="11.1cm" svg:y1="13.624cm" svg:x2="9.3cm" svg:y2="13.624cm" draw:start-shape="id54" draw:start-glue-point="3" draw:end-shape="id55" draw:end-glue-point="7" svg:d="M11100 13624h-1800" svg:viewBox="0 0 1801 1">
            <text:p/>
          </draw:connector>
          <draw:frame draw:style-name="gr33" draw:text-style-name="P4" draw:layer="layout" svg:width="2.432cm" svg:height="0.721cm" svg:x="7.8cm" svg:y="12.424cm">
            <draw:text-box>
              <text:p><text:span text:style-name="T1">FDN.Feedback</text:span></text:p>
            </draw:text-box>
          </draw:frame>
          <draw:line draw:style-name="gr4" draw:text-style-name="P2" draw:layer="layout" svg:x1="3.1cm" svg:y1="15.624cm" svg:x2="4.6cm" svg:y2="15.624cm">
            <text:p/>
          </draw:line>
          <draw:frame draw:style-name="gr25" draw:text-style-name="P5" draw:layer="layout" svg:width="1.56cm" svg:height="0.878cm" svg:x="1.7cm" svg:y="15.124cm">
            <draw:text-box>
              <text:p>Input</text:p>
            </draw:text-box>
          </draw:frame>
          <draw:custom-shape draw:style-name="gr34" draw:text-style-name="P2" draw:layer="layout" svg:width="0.2cm" svg:height="8cm" draw:transform="rotate (1.5707963267949) translate (9.5cm 16.524cm)">
            <text:p/>
            <draw:enhanced-geometry svg:viewBox="0 0 21600 21600" draw:mirror-horizontal="false" draw:mirror-vertical="false" draw:glue-points="21600 0 0 10800 21600 21600" draw:text-areas="6350 ?f3 21600 ?f4" draw:type="left-bracket" draw:modifiers="916.326239108699" draw:enhanced-path="M 21600 0 C 10800 0 0 ?f3 0 ?f1 L 0 ?f2 C 0 ?f4 10800 21600 21600 21600 N">
              <draw:equation draw:name="f0" draw:formula="$0 /2"/>
              <draw:equation draw:name="f1" draw:formula="top+$0 "/>
              <draw:equation draw:name="f2" draw:formula="bottom-$0 "/>
              <draw:equation draw:name="f3" draw:formula="top+?f0 "/>
              <draw:equation draw:name="f4" draw:formula="bottom-?f0 "/>
              <draw:handle draw:handle-position="left $0" draw:handle-range-y-minimum="0" draw:handle-range-y-maximum="10800"/>
            </draw:enhanced-geometry>
          </draw:custom-shape>
          <draw:frame draw:style-name="gr27" draw:text-style-name="P5" draw:layer="layout" svg:width="0.714cm" svg:height="0.878cm" svg:x="13.209cm" svg:y="16.512cm">
            <draw:text-box>
              <text:p>8</text:p>
            </draw:text-box>
          </draw:frame>
          <draw:line draw:style-name="gr4" draw:text-style-name="P2" draw:layer="layout" svg:x1="18.5cm" svg:y1="15.624cm" svg:x2="20cm" svg:y2="15.624cm">
            <text:p/>
          </draw:line>
          <draw:frame draw:style-name="gr29" draw:text-style-name="P5" draw:layer="layout" svg:width="1.772cm" svg:height="0.878cm" svg:x="19.9cm" svg:y="15.146cm">
            <draw:text-box>
              <text:p>Output</text:p>
            </draw:text-box>
          </draw:frame>
        </draw:g>
        <draw:g>
          <draw:line draw:style-name="gr2" draw:text-style-name="P2" draw:layer="layout" svg:x1="3.36cm" svg:y1="21.246cm" svg:x2="4.36cm" svg:y2="21.246cm">
            <text:p/>
          </draw:line>
          <draw:frame draw:style-name="gr35" draw:text-style-name="P7" draw:layer="layout" svg:width="2.195cm" svg:height="0.878cm" svg:x="2cm" svg:y="18.868cm">
            <draw:text-box>
              <text:p><text:span text:style-name="T2">FFFDN(n)</text:span></text:p>
            </draw:text-box>
          </draw:frame>
          <draw:custom-shape draw:style-name="gr10" draw:text-style-name="P1" xml:id="id59" draw:id="id59" draw:layer="layout" svg:width="0.6cm" svg:height="0.6cm" draw:transform="rotate (-1.5707963267949) translate (4.932cm 20.946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 xml:id="id58" draw:id="id58">
            <draw:custom-shape draw:style-name="gr23" draw:text-style-name="P1" draw:layer="layout" svg:width="0.8cm" svg:height="0.8cm" svg:x="10.432cm" svg:y="20.846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0.565cm" svg:y1="21.246cm" svg:x2="11.098cm" svg:y2="21.246cm">
              <text:p/>
            </draw:line>
            <draw:line draw:style-name="gr2" draw:text-style-name="P2" draw:layer="layout" svg:x1="10.832cm" svg:y1="20.979cm" svg:x2="10.832cm" svg:y2="21.512cm">
              <text:p/>
            </draw:line>
          </draw:g>
          <draw:custom-shape draw:style-name="gr21" draw:text-style-name="P3" xml:id="id57" draw:id="id57" draw:layer="layout" svg:width="2cm" svg:height="1cm" svg:x="7.332cm" svg:y="20.746cm">
            <text:p text:style-name="P3">FDN(n)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" draw:text-style-name="P2" draw:layer="layout" svg:x1="6.032cm" svg:y1="21.246cm" svg:x2="7.332cm" svg:y2="21.246cm" draw:start-shape="id56" draw:start-glue-point="10" draw:end-shape="id57" draw:end-glue-point="3" svg:d="M6032 21246h1300" svg:viewBox="0 0 1301 1">
            <text:p/>
          </draw:connector>
          <draw:connector draw:style-name="gr4" draw:text-style-name="P2" draw:layer="layout" svg:x1="9.332cm" svg:y1="21.246cm" svg:x2="10.432cm" svg:y2="21.246cm" draw:start-shape="id57" draw:start-glue-point="1" draw:end-shape="id58" draw:end-glue-point="3" svg:d="M9332 21246h1100" svg:viewBox="0 0 1101 1">
            <text:p/>
          </draw:connector>
          <draw:custom-shape draw:style-name="gr15" draw:text-style-name="P6" xml:id="id56" draw:id="id56" draw:layer="layout" svg:width="0.2cm" svg:height="0.2cm" svg:x="5.832cm" svg:y="21.14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9" draw:text-style-name="P2" draw:layer="layout" draw:line-skew="0.186cm" svg:x1="10.832cm" svg:y1="21.646cm" svg:x2="5.932cm" svg:y2="21.346cm" draw:start-shape="id58" draw:start-glue-point="2" draw:end-shape="id56" draw:end-glue-point="8" svg:d="M10832 21646v700h-4900v-1000" svg:viewBox="0 0 4901 1001">
            <text:p/>
          </draw:connector>
          <draw:line draw:style-name="gr4" draw:text-style-name="P2" draw:layer="layout" svg:x1="11.232cm" svg:y1="21.246cm" svg:x2="12.332cm" svg:y2="21.246cm">
            <text:p/>
          </draw:line>
          <draw:frame draw:style-name="gr29" draw:text-style-name="P5" draw:layer="layout" svg:width="1.772cm" svg:height="0.878cm" svg:x="12.232cm" svg:y="20.846cm">
            <draw:text-box>
              <text:p>Output</text:p>
            </draw:text-box>
          </draw:frame>
          <draw:frame draw:style-name="gr25" draw:text-style-name="P5" draw:layer="layout" svg:width="1.56cm" svg:height="0.878cm" svg:x="1.9cm" svg:y="20.768cm">
            <draw:text-box>
              <text:p>Input</text:p>
            </draw:text-box>
          </draw:frame>
          <draw:connector draw:style-name="gr6" draw:text-style-name="P1" draw:layer="layout" svg:x1="4.932cm" svg:y1="21.246cm" svg:x2="5.832cm" svg:y2="21.246cm" draw:start-shape="id59" draw:start-glue-point="4" draw:end-shape="id56" draw:end-glue-point="6" svg:d="M4932 21246h900" svg:viewBox="0 0 901 1">
            <text:p/>
          </draw:connector>
        </draw:g>
        <draw:g>
          <draw:g xml:id="id64" draw:id="id64">
            <draw:custom-shape draw:style-name="gr23" draw:text-style-name="P1" draw:layer="layout" svg:width="0.8cm" svg:height="0.8cm" svg:x="8.1cm" svg:y="24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8.233cm" svg:y1="25.368cm" svg:x2="8.766cm" svg:y2="25.368cm">
              <text:p/>
            </draw:line>
            <draw:line draw:style-name="gr2" draw:text-style-name="P2" draw:layer="layout" svg:x1="8.5cm" svg:y1="25.101cm" svg:x2="8.5cm" svg:y2="25.634cm">
              <text:p/>
            </draw:line>
          </draw:g>
          <draw:custom-shape draw:style-name="gr36" draw:text-style-name="P3" xml:id="id65" draw:id="id65" draw:layer="layout" svg:width="2cm" svg:height="0.8cm" svg:x="10.5cm" svg:y="24.968cm">
            <text:p text:style-name="P3">Del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xml:id="id63" draw:id="id63" draw:layer="layout" svg:width="2cm" svg:height="0.8cm" svg:x="10.5cm" svg:y="25.968cm">
            <text:p text:style-name="P3">Delay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" xml:id="id61" draw:id="id61" draw:layer="layout" svg:width="2cm" svg:height="0.8cm" svg:x="10.5cm" svg:y="27.968cm">
            <text:p text:style-name="P3">Delay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text-style-name="P8" draw:layer="layout" svg:width="0.879cm" svg:height="1.191cm" svg:x="11.1cm" svg:y="26.768cm">
            <draw:text-box>
              <text:p><text:span text:style-name="T3">⋮</text:span></text:p>
            </draw:text-box>
          </draw:frame>
          <draw:custom-shape draw:style-name="gr38" draw:text-style-name="P3" draw:layer="layout" svg:width="2cm" svg:height="3cm" svg:x="10.5cm" svg:y="29.368cm">
            <text:p text:style-name="P3">Matrix</text:p>
            <text:p text:style-name="P3">(n * n)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draw:layer="layout" svg:width="0.2cm" svg:height="0.2cm" svg:x="13.4cm" svg:y="25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2cm" svg:height="0.2cm" svg:x="13.9cm" svg:y="26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6" draw:layer="layout" svg:width="0.2cm" svg:height="0.2cm" svg:x="14.4cm" svg:y="28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14.5cm" svg:y1="28.368cm" svg:x2="14.5cm" svg:y2="31.868cm">
            <text:p/>
          </draw:line>
          <draw:line draw:style-name="gr4" draw:text-style-name="P2" draw:layer="layout" svg:x1="14.5cm" svg:y1="31.868cm" svg:x2="12.5cm" svg:y2="31.868cm">
            <text:p/>
          </draw:line>
          <draw:line draw:style-name="gr2" draw:text-style-name="P2" draw:layer="layout" svg:x1="14cm" svg:y1="26.368cm" svg:x2="14cm" svg:y2="30.568cm">
            <text:p/>
          </draw:line>
          <draw:line draw:style-name="gr2" draw:text-style-name="P2" draw:layer="layout" svg:x1="13.5cm" svg:y1="25.368cm" svg:x2="13.5cm" svg:y2="29.768cm">
            <text:p/>
          </draw:line>
          <draw:line draw:style-name="gr4" draw:text-style-name="P2" draw:layer="layout" svg:x1="14cm" svg:y1="30.568cm" svg:x2="12.5cm" svg:y2="30.568cm">
            <text:p/>
          </draw:line>
          <draw:line draw:style-name="gr4" draw:text-style-name="P2" draw:layer="layout" svg:x1="13.5cm" svg:y1="29.768cm" svg:x2="12.5cm" svg:y2="29.768cm">
            <text:p/>
          </draw:line>
          <draw:line draw:style-name="gr2" draw:text-style-name="P2" draw:layer="layout" svg:x1="12.5cm" svg:y1="28.368cm" svg:x2="16cm" svg:y2="28.368cm">
            <text:p/>
          </draw:line>
          <draw:line draw:style-name="gr2" draw:text-style-name="P2" draw:layer="layout" svg:x1="12.5cm" svg:y1="26.368cm" svg:x2="15cm" svg:y2="26.368cm">
            <text:p/>
          </draw:line>
          <draw:line draw:style-name="gr39" draw:text-style-name="P2" draw:layer="layout" svg:x1="12.5cm" svg:y1="25.368cm" svg:x2="15.6cm" svg:y2="25.368cm">
            <text:p/>
          </draw:line>
          <draw:g>
            <draw:custom-shape draw:style-name="gr23" draw:text-style-name="P1" draw:layer="layout" svg:width="0.8cm" svg:height="0.8cm" svg:x="15.6cm" svg:y="24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15.733cm" svg:y1="25.368cm" svg:x2="16.266cm" svg:y2="25.368cm">
              <text:p/>
            </draw:line>
            <draw:line draw:style-name="gr2" draw:text-style-name="P2" draw:layer="layout" svg:x1="16cm" svg:y1="25.101cm" svg:x2="16cm" svg:y2="25.634cm">
              <text:p/>
            </draw:line>
          </draw:g>
          <draw:line draw:style-name="gr4" draw:text-style-name="P2" draw:layer="layout" svg:x1="15cm" svg:y1="26.368cm" svg:x2="15.7cm" svg:y2="25.668cm">
            <text:p/>
          </draw:line>
          <draw:line draw:style-name="gr4" draw:text-style-name="P2" draw:layer="layout" svg:x1="16cm" svg:y1="28.368cm" svg:x2="16cm" svg:y2="25.768cm">
            <text:p/>
          </draw:line>
          <draw:line draw:style-name="gr39" draw:text-style-name="P2" draw:layer="layout" svg:x1="16.4cm" svg:y1="25.368cm" svg:x2="17.5cm" svg:y2="25.368cm">
            <text:p/>
          </draw:line>
          <draw:frame draw:style-name="gr29" draw:text-style-name="P5" draw:layer="layout" svg:width="1.772cm" svg:height="0.878cm" svg:x="17.5cm" svg:y="24.89cm">
            <draw:text-box>
              <text:p>Output</text:p>
            </draw:text-box>
          </draw:frame>
          <draw:custom-shape draw:style-name="gr10" draw:text-style-name="P1" xml:id="id66" draw:id="id66" draw:layer="layout" svg:width="0.6cm" svg:height="0.6cm" draw:transform="rotate (1.5707963267949) translate (9.3cm 30.06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1" xml:id="id67" draw:id="id67" draw:layer="layout" svg:width="0.6cm" svg:height="0.6cm" draw:transform="rotate (1.5707963267949) translate (9.3cm 30.86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10" draw:text-style-name="P1" xml:id="id68" draw:id="id68" draw:layer="layout" svg:width="0.6cm" svg:height="0.6cm" draw:transform="rotate (1.5707963267949) translate (9.3cm 32.168cm)">
            <text:p/>
  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37" draw:text-style-name="P8" draw:layer="layout" svg:width="0.879cm" svg:height="1.191cm" svg:x="13.021cm" svg:y="30.577cm">
            <draw:text-box>
              <text:p><text:span text:style-name="T3">⋮</text:span></text:p>
            </draw:text-box>
          </draw:frame>
          <draw:frame draw:style-name="gr37" draw:text-style-name="P8" draw:layer="layout" svg:width="0.879cm" svg:height="1.191cm" svg:x="9.2cm" svg:y="30.577cm">
            <draw:text-box>
              <text:p><text:span text:style-name="T3">⋮</text:span></text:p>
            </draw:text-box>
          </draw:frame>
          <draw:line draw:style-name="gr2" draw:text-style-name="P2" draw:layer="layout" svg:x1="10.5cm" svg:y1="31.868cm" svg:x2="9.9cm" svg:y2="31.868cm">
            <text:p/>
          </draw:line>
          <draw:line draw:style-name="gr2" draw:text-style-name="P2" draw:layer="layout" svg:x1="10.5cm" svg:y1="30.568cm" svg:x2="9.9cm" svg:y2="30.568cm">
            <text:p/>
          </draw:line>
          <draw:line draw:style-name="gr2" draw:text-style-name="P2" draw:layer="layout" svg:x1="10.5cm" svg:y1="29.768cm" svg:x2="9.9cm" svg:y2="29.768cm">
            <text:p/>
          </draw:line>
          <draw:g xml:id="id62" draw:id="id62">
            <draw:custom-shape draw:style-name="gr23" draw:text-style-name="P1" draw:layer="layout" svg:width="0.8cm" svg:height="0.8cm" svg:x="7.1cm" svg:y="25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7.233cm" svg:y1="26.368cm" svg:x2="7.766cm" svg:y2="26.368cm">
              <text:p/>
            </draw:line>
            <draw:line draw:style-name="gr2" draw:text-style-name="P2" draw:layer="layout" svg:x1="7.5cm" svg:y1="26.101cm" svg:x2="7.5cm" svg:y2="26.634cm">
              <text:p/>
            </draw:line>
          </draw:g>
          <draw:g xml:id="id60" draw:id="id60">
            <draw:custom-shape draw:style-name="gr23" draw:text-style-name="P1" draw:layer="layout" svg:width="0.8cm" svg:height="0.8cm" svg:x="6.1cm" svg:y="27.96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line draw:style-name="gr2" draw:text-style-name="P2" draw:layer="layout" svg:x1="6.233cm" svg:y1="28.368cm" svg:x2="6.766cm" svg:y2="28.368cm">
              <text:p/>
            </draw:line>
            <draw:line draw:style-name="gr2" draw:text-style-name="P2" draw:layer="layout" svg:x1="6.5cm" svg:y1="28.101cm" svg:x2="6.5cm" svg:y2="28.634cm">
              <text:p/>
            </draw:line>
          </draw:g>
          <draw:connector draw:style-name="gr4" draw:text-style-name="P2" draw:layer="layout" svg:x1="6.9cm" svg:y1="28.368cm" svg:x2="10.5cm" svg:y2="28.368cm" draw:start-shape="id60" draw:start-glue-point="1" draw:end-shape="id61" draw:end-glue-point="3" svg:d="M6900 28368h3600" svg:viewBox="0 0 3601 1">
            <text:p/>
          </draw:connector>
          <draw:connector draw:style-name="gr4" draw:text-style-name="P2" draw:layer="layout" svg:x1="7.9cm" svg:y1="26.368cm" svg:x2="10.5cm" svg:y2="26.368cm" draw:start-shape="id62" draw:start-glue-point="1" draw:end-shape="id63" draw:end-glue-point="3" svg:d="M7900 26368h2600" svg:viewBox="0 0 2601 1">
            <text:p/>
          </draw:connector>
          <draw:connector draw:style-name="gr4" draw:text-style-name="P2" draw:layer="layout" svg:x1="8.9cm" svg:y1="25.368cm" svg:x2="10.5cm" svg:y2="25.368cm" draw:start-shape="id64" draw:start-glue-point="1" draw:end-shape="id65" draw:end-glue-point="3" svg:d="M8900 25368h1600" svg:viewBox="0 0 1601 1">
            <text:p/>
          </draw:connector>
          <draw:connector draw:style-name="gr4" draw:text-style-name="P2" draw:layer="layout" svg:x1="9.3cm" svg:y1="29.768cm" svg:x2="8.5cm" svg:y2="25.768cm" draw:start-shape="id66" draw:start-glue-point="4" draw:end-shape="id64" draw:end-glue-point="2" svg:d="M9300 29768h-800v-4000" svg:viewBox="0 0 801 4001">
            <text:p/>
          </draw:connector>
          <draw:connector draw:style-name="gr4" draw:text-style-name="P2" draw:layer="layout" svg:x1="9.3cm" svg:y1="30.568cm" svg:x2="7.5cm" svg:y2="26.768cm" draw:start-shape="id67" draw:start-glue-point="4" draw:end-shape="id62" draw:end-glue-point="2" svg:d="M9300 30568h-1800v-3800" svg:viewBox="0 0 1801 3801">
            <text:p/>
          </draw:connector>
          <draw:connector draw:style-name="gr4" draw:text-style-name="P2" draw:layer="layout" svg:x1="9.3cm" svg:y1="31.868cm" svg:x2="6.5cm" svg:y2="28.768cm" draw:start-shape="id68" draw:start-glue-point="4" draw:end-shape="id60" draw:end-glue-point="2" svg:d="M9300 31868h-2800v-3100" svg:viewBox="0 0 2801 3101">
            <text:p/>
          </draw:connector>
          <draw:custom-shape draw:style-name="gr15" draw:text-style-name="P6" xml:id="id69" draw:id="id69" draw:layer="layout" svg:width="0.2cm" svg:height="0.2cm" svg:x="4.9cm" svg:y="25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svg:x1="5.1cm" svg:y1="25.368cm" svg:x2="8.1cm" svg:y2="25.368cm" draw:start-shape="id69" draw:start-glue-point="10" draw:end-shape="id64" draw:end-glue-point="3" svg:d="M5100 25368h3000" svg:viewBox="0 0 3001 1">
            <text:p/>
          </draw:connector>
          <draw:custom-shape draw:style-name="gr15" draw:text-style-name="P6" xml:id="id70" draw:id="id70" draw:layer="layout" svg:width="0.2cm" svg:height="0.2cm" svg:x="4.9cm" svg:y="26.26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4" draw:text-style-name="P2" draw:layer="layout" svg:x1="5cm" svg:y1="26.468cm" svg:x2="6.1cm" svg:y2="28.368cm" draw:start-shape="id70" draw:start-glue-point="8" draw:end-shape="id60" draw:end-glue-point="3" svg:d="M5000 26468v1900h1100" svg:viewBox="0 0 1101 1901">
            <text:p/>
          </draw:connector>
          <draw:connector draw:style-name="gr4" draw:text-style-name="P2" draw:layer="layout" svg:x1="5.1cm" svg:y1="26.368cm" svg:x2="7.1cm" svg:y2="26.368cm" draw:start-shape="id70" draw:start-glue-point="10" draw:end-shape="id62" draw:end-glue-point="3" svg:d="M5100 26368h2000" svg:viewBox="0 0 2001 1">
            <text:p/>
          </draw:connector>
          <draw:connector draw:style-name="gr6" draw:text-style-name="P1" draw:layer="layout" svg:x1="5cm" svg:y1="25.468cm" svg:x2="5cm" svg:y2="26.268cm" draw:start-shape="id69" draw:start-glue-point="8" draw:end-shape="id70" draw:end-glue-point="4" svg:d="M5000 25468v800" svg:viewBox="0 0 1 801">
            <text:p/>
          </draw:connector>
          <draw:line draw:style-name="gr2" draw:text-style-name="P2" draw:layer="layout" svg:x1="3.5cm" svg:y1="25.368cm" svg:x2="4.9cm" svg:y2="25.368cm">
            <text:p/>
          </draw:line>
          <draw:frame draw:style-name="gr25" draw:text-style-name="P5" draw:layer="layout" svg:width="1.56cm" svg:height="0.878cm" svg:x="1.923cm" svg:y="24.99cm">
            <draw:text-box>
              <text:p>Input</text:p>
            </draw:text-box>
          </draw:frame>
          <draw:frame draw:style-name="gr29" draw:text-style-name="P7" draw:layer="layout" svg:width="1.772cm" svg:height="0.878cm" svg:x="1.728cm" svg:y="24.068cm">
            <draw:text-box>
              <text:p><text:span text:style-name="T2">FDN(n)</text:span></text:p>
            </draw:text-box>
          </draw:frame>
        </draw:g>
      </draw:page>
      <draw:page draw:name="page2" draw:style-name="dp1" draw:master-page-name="Default">
        <draw:custom-shape draw:style-name="gr5" draw:text-style-name="P1" draw:layer="layout" svg:width="0.762cm" svg:height="0.762cm" draw:transform="rotate (-3.14159265358979) translate (3.16cm 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g>
          <draw:custom-shape draw:style-name="gr1" draw:text-style-name="P1" draw:layer="layout" svg:width="0.762cm" svg:height="0.762cm" svg:x="4.938cm" svg:y="0.2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065cm" svg:y1="0.619cm" svg:x2="5.573cm" svg:y2="0.619cm">
            <text:p/>
          </draw:line>
          <draw:line draw:style-name="gr2" draw:text-style-name="P2" draw:layer="layout" svg:x1="5.319cm" svg:y1="0.365cm" svg:x2="5.319cm" svg:y2="0.873cm">
            <text:p/>
          </draw:line>
        </draw:g>
        <draw:custom-shape draw:style-name="gr15" draw:text-style-name="P6" draw:layer="layout" svg:width="0.254cm" svg:height="0.254cm" svg:x="3.922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762cm" svg:height="0.762cm" draw:transform="rotate (-3.14159265358979) translate (3.16cm 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0" draw:text-style-name="P1" draw:layer="layout" svg:width="0.254cm" svg:height="0.254cm" svg:x="6.335cm" svg:y="0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1" draw:text-style-name="P1" draw:layer="layout" svg:width="0.762cm" svg:height="0.762cm" svg:x="4.939cm" svg:y="0.2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2" draw:layer="layout" svg:x1="5.066cm" svg:y1="0.62cm" svg:x2="5.574cm" svg:y2="0.62cm">
            <text:p/>
          </draw:line>
          <draw:line draw:style-name="gr2" draw:text-style-name="P2" draw:layer="layout" svg:x1="5.32cm" svg:y1="0.366cm" svg:x2="5.32cm" svg:y2="0.874cm">
            <text:p/>
          </draw:lin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Mono CJK JP2" svg:font-family="'Noto Sans Mono CJK JP'" style:font-family-generic="roman" style:font-pitch="variable"/>
    <style:font-face style:name="Noto Sans Mono CJK JP" svg:font-family="'Noto Sans Mono CJK JP'" style:font-adornments="Regular" style:font-family-generic="roman" style:font-pitch="variable"/>
    <style:font-face style:name="Noto Sans Mono CJK JP Regular2" svg:font-family="'Noto Sans Mono CJK JP Regular'" style:font-family-generic="roman" style:font-pitch="variable"/>
    <style:font-face style:name="Noto Sans Mono CJK JP Regular1" svg:font-family="'Noto Sans Mono CJK JP Regular'" style:font-adornments="Regular" style:font-family-generic="roman" style:font-pitch="variable"/>
    <style:font-face style:name="Noto Sans Mono CJK JP1" svg:font-family="'Noto Sans Mono CJK JP'" style:font-family-generic="swiss" style:font-pitch="variable"/>
    <style:font-face style:name="Noto Sans Mono CJK JP3" svg:font-family="'Noto Sans Mono CJK JP'" style:font-adornments="Regular" style:font-family-generic="swiss" style:font-pitch="variable"/>
    <style:font-face style:name="Noto Sans Mono CJK JP Regular" svg:font-family="'Noto Sans Mono CJK JP Regular'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Mono CJK JP4" svg:font-family="'Noto Sans Mono CJK JP'" style:font-family-generic="system" style:font-pitch="variable"/>
    <style:font-face style:name="Noto Sans Mono CJK JP Regular3" svg:font-family="'Noto Sans Mono CJK JP Regular'" style:font-family-generic="system" style:font-pitch="variable"/>
    <style:font-face style:name="Noto Sans Mono CJK JP Regular4" svg:font-family="'Noto Sans Mono CJK JP Regular'" style:font-adornments="Regular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Mono CJK JP Regular" fo:font-family="'Noto Sans Mono CJK JP Regular'" style:font-style-name="Regular" style:font-family-generic="swiss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style-name-asian="Regular" style:font-family-generic-asian="swiss" style:font-pitch-asian="variable" style:font-size-asian="12pt" style:language-asian="ja" style:country-asian="JP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Noto Sans Mono CJK JP1" fo:font-family="'Noto Sans Mono CJK JP'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Noto Sans Mono CJK JP3" fo:font-family="'Noto Sans Mono CJK JP'" style:font-style-name="Regular" style:font-family-generic="swiss" style:font-pitch="variable" fo:font-size="12pt" style:font-name-asian="Noto Sans Mono CJK JP1" style:font-family-asian="'Noto Sans Mono CJK JP'" style:font-family-generic-asian="swiss" style:font-pitch-asian="variable" style:font-size-asian="12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08T12:09:36.331000000</meta:creation-date>
    <meta:editing-duration>PT1H33M10S</meta:editing-duration>
    <meta:editing-cycles>152</meta:editing-cycles>
    <meta:generator>LibreOffice/6.3.4.2$Windows_X86_64 LibreOffice_project/60da17e045e08f1793c57c00ba83cdfce946d0aa</meta:generator>
    <dc:title>A4_Landscape</dc:title>
    <dc:date>2020-01-08T13:46:52.636000000</dc:date>
    <meta:document-statistic meta:object-count="299"/>
    <meta:template xlink:type="simple" xlink:actuate="onRequest" xlink:title="A4_Landscape" xlink:href="../../AppData/Roaming/LibreOffice/4/user/template/A4_Landscape.otg" meta:date="2020-01-08T12:09:36.243000000"/>
  </office:meta>
</office:document-meta>
</file>